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181in" fo:margin-left="-0.075in" fo:margin-top="0in" fo:margin-bottom="0in" table:align="left" style:writing-mode="lr-tb"/>
    </style:style>
    <style:style style:name="Table1.A" style:family="table-column">
      <style:table-column-properties style:column-width="6.4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7b3ca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4181in" fo:margin-left="-0.075in" fo:margin-top="0in" fo:margin-bottom="0in" table:align="left" style:writing-mode="lr-tb"/>
    </style:style>
    <style:style style:name="Table2.A" style:family="table-column">
      <style:table-column-properties style:column-width="6.41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3ca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4181in" fo:margin-left="-0.075in" fo:margin-top="0in" fo:margin-bottom="0in" table:align="left" style:writing-mode="lr-tb"/>
    </style:style>
    <style:style style:name="Table3.A" style:family="table-column">
      <style:table-column-properties style:column-width="6.418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7299in" fo:margin-left="-0.075in" fo:margin-top="0in" fo:margin-bottom="0in" table:align="left" style:may-break-between-rows="true" style:writing-mode="lr-tb" table:border-model="collapsing"/>
    </style:style>
    <style:style style:name="Table4.A" style:family="table-column">
      <style:table-column-properties style:column-width="6.729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181in" fo:margin-left="-0.075in" fo:margin-top="0in" fo:margin-bottom="0in" table:align="left" style:writing-mode="lr-tb"/>
    </style:style>
    <style:style style:name="Table5.A" style:family="table-column">
      <style:table-column-properties style:column-width="6.418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" style:family="table">
      <style:table-properties style:width="6.7299in" fo:margin-left="-0.075in" fo:margin-top="0in" fo:margin-bottom="0in" table:align="left" style:writing-mode="lr-tb"/>
    </style:style>
    <style:style style:name="Table6.A" style:family="table-column">
      <style:table-column-properties style:column-width="6.729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" style:family="table">
      <style:table-properties style:width="6.4181in" fo:margin-left="-0.075in" fo:margin-top="0in" fo:margin-bottom="0in" table:align="left" style:writing-mode="lr-tb"/>
    </style:style>
    <style:style style:name="Table7.A" style:family="table-column">
      <style:table-column-properties style:column-width="6.418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" style:family="table">
      <style:table-properties style:width="6.625in" fo:margin-left="-0.0632in" fo:margin-top="0in" fo:margin-bottom="0in" table:align="left" style:writing-mode="lr-tb"/>
    </style:style>
    <style:style style:name="Table8.A" style:family="table-column">
      <style:table-column-properties style:column-width="6.62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>
      <loext:graphic-properties draw:fill="solid" draw:fill-color="#ffffff"/>
      <style:paragraph-properties fo:margin-top="0in" fo:margin-bottom="0.0799in" style:contextual-spacing="false" fo:text-align="start" style:justify-single-word="false" fo:orphans="2" fo:widows="2" fo:background-color="#ffffff"/>
      <style:text-properties fo:color="#002060" loext:opacity="100%" fo:font-size="14pt" fo:language="en" fo:country="IN" style:text-underline-style="solid" style:text-underline-width="auto" style:text-underline-color="font-color" fo:font-weight="bold" style:letter-kerning="false" style:font-size-asian="14pt" style:language-asian="en" style:country-asian="IN" style:font-weight-asian="bold" style:font-size-complex="14pt" style:language-complex="ar" style:country-complex="SA"/>
    </style:style>
    <style:style style:name="P2" style:family="paragraph" style:parent-style-name="Normal_20__28_Web_29_">
      <style:paragraph-properties fo:margin-left="0.0047in" fo:margin-right="0.378in" fo:margin-top="0.3252in" fo:margin-bottom="0in" style:contextual-spacing="false" fo:text-indent="-0.0102in" style:auto-text-indent="false"/>
    </style:style>
    <style:style style:name="P3" style:family="paragraph" style:parent-style-name="Normal_20__28_Web_29_">
      <style:paragraph-properties fo:margin-left="0.0047in" fo:margin-right="0.378in" fo:margin-top="0.3252in" fo:margin-bottom="0in" style:contextual-spacing="false" fo:text-indent="-0.0102in" style:auto-text-indent="false"/>
      <style:text-properties fo:color="#002060" loext:opacity="100%"/>
    </style:style>
    <style:style style:name="P4" style:family="paragraph" style:parent-style-name="Normal_20__28_Web_29_">
      <style:paragraph-properties fo:margin-left="0.0047in" fo:margin-right="0.378in" fo:margin-top="0.3252in" fo:margin-bottom="0in" style:contextual-spacing="false" fo:text-indent="-0.0102in" style:auto-text-indent="false"/>
      <style:text-properties fo:color="#002060" loext:opacity="100%" fo:font-weight="bold" style:font-weight-asian="bold"/>
    </style:style>
    <style:style style:name="P5" style:family="paragraph" style:parent-style-name="Normal_20__28_Web_29_">
      <style:paragraph-properties fo:margin-left="0in" fo:margin-right="0.378in" fo:margin-top="0.3252in" fo:margin-bottom="0in" style:contextual-spacing="false" fo:text-indent="0in" style:auto-text-indent="false"/>
      <style:text-properties fo:color="#002060" loext:opacity="100%" fo:font-weight="bold" style:font-weight-asian="bold"/>
    </style:style>
    <style:style style:name="P6" style:family="paragraph" style:parent-style-name="Normal_20__28_Web_29_">
      <style:paragraph-properties fo:margin-left="0.0016in" fo:margin-right="0.4161in" fo:margin-top="0.0882in" fo:margin-bottom="0in" style:contextual-spacing="false" fo:text-align="start" style:justify-single-word="false" fo:orphans="2" fo:widows="2" fo:text-indent="-0.0091in" style:auto-text-indent="false"/>
      <style:text-properties fo:color="#002060" loext:opacity="100%" fo:font-size="14pt" fo:language="en" fo:country="IN" style:text-underline-style="solid" style:text-underline-width="auto" style:text-underline-color="font-color" fo:font-weight="bold" style:letter-kerning="false" style:font-size-asian="14pt" style:language-asian="en" style:country-asian="IN" style:font-weight-asian="bold" style:font-size-complex="14pt" style:language-complex="ar" style:country-complex="SA"/>
    </style:style>
    <style:style style:name="P7" style:family="paragraph" style:parent-style-name="Normal_20__28_Web_29_">
      <style:paragraph-properties fo:margin-left="0.0016in" fo:margin-right="0.4161in" fo:margin-top="0.0882in" fo:margin-bottom="0in" style:contextual-spacing="false" fo:text-align="start" style:justify-single-word="false" fo:orphans="2" fo:widows="2" fo:text-indent="0in" style:auto-text-indent="false"/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8" style:family="paragraph" style:parent-style-name="Normal_20__28_Web_29_">
      <style:paragraph-properties fo:margin-left="0.5075in" fo:margin-right="0in" fo:margin-top="0.1929in" fo:margin-bottom="0in" style:contextual-spacing="false" fo:text-align="start" style:justify-single-word="false" fo:orphans="2" fo:widows="2" fo:text-indent="0in" style:auto-text-indent="false"/>
      <style:text-properties fo:color="#002060" loext:opacity="100%" fo:language="en" fo:country="IN" fo:font-weight="bold" style:letter-kerning="false" style:language-asian="en" style:country-asian="IN" style:font-weight-asian="bold" style:language-complex="ar" style:country-complex="SA" style:font-weight-complex="bold"/>
    </style:style>
    <style:style style:name="P9" style:family="paragraph" style:parent-style-name="Normal_20__28_Web_29_">
      <style:paragraph-properties fo:margin-left="0.5in" fo:margin-right="0in" fo:margin-top="0.1929in" fo:margin-bottom="0in" style:contextual-spacing="false" fo:text-align="start" style:justify-single-word="false" fo:orphans="2" fo:widows="2" fo:text-indent="0in" style:auto-text-indent="false"/>
      <style:text-properties fo:color="#002060" loext:opacity="100%" fo:language="en" fo:country="IN" fo:font-weight="bold" style:letter-kerning="false" style:language-asian="en" style:country-asian="IN" style:font-weight-asian="bold" style:language-complex="ar" style:country-complex="SA"/>
    </style:style>
    <style:style style:name="P10" style:family="paragraph" style:parent-style-name="Normal_20__28_Web_29_">
      <style:paragraph-properties fo:margin-left="0.25in" fo:margin-right="1.4008in" fo:margin-top="0.3055in" fo:margin-bottom="0in" style:contextual-spacing="false" fo:text-align="start" style:justify-single-word="false" fo:orphans="2" fo:widows="2" fo:text-indent="0in" style:auto-text-indent="false">
        <style:tab-stops>
          <style:tab-stop style:position="5.4146in"/>
        </style:tab-stops>
      </style:paragraph-properties>
      <style:text-properties fo:color="#002060" loext:opacity="100%" fo:language="en" fo:country="IN" fo:font-weight="bold" style:letter-kerning="false" style:language-asian="en" style:country-asian="IN" style:font-weight-asian="bold" style:language-complex="ar" style:country-complex="SA" style:font-weight-complex="bold"/>
    </style:style>
    <style:style style:name="P11" style:family="paragraph" style:parent-style-name="Normal_20__28_Web_29_">
      <style:paragraph-properties fo:margin-left="0.25in" fo:margin-right="1.4008in" fo:margin-top="0.3055in" fo:margin-bottom="0in" style:contextual-spacing="false" fo:text-align="start" style:justify-single-word="false" fo:orphans="2" fo:widows="2" fo:text-indent="0in" style:auto-text-indent="false">
        <style:tab-stops>
          <style:tab-stop style:position="5.4146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12" style:family="paragraph" style:parent-style-name="Normal_20__28_Web_29_">
      <style:paragraph-properties fo:margin-left="0.25in" fo:margin-right="0.4598in" fo:margin-top="0.3055in" fo:margin-bottom="0in" style:contextual-spacing="false" fo:text-align="start" style:justify-single-word="false" fo:orphans="2" fo:widows="2" fo:text-indent="0in" style:auto-text-indent="false">
        <style:tab-stops>
          <style:tab-stop style:position="5.8083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13" style:family="paragraph" style:parent-style-name="Normal_20__28_Web_29_">
      <style:paragraph-properties fo:margin-left="0.0118in" fo:margin-right="0in" fo:margin-top="0.2382in" fo:margin-bottom="0in" style:contextual-spacing="false" fo:text-indent="0in" style:auto-text-indent="false"/>
      <style:text-properties fo:color="#002060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 fo:orphans="0" fo:widows="0"/>
      <style:text-properties fo:color="#1f497d" loext:opacity="100%" style:font-name="Times New Roman" fo:font-size="22pt" fo:font-weight="bold" officeooo:paragraph-rsid="001f7655" style:font-size-asian="22pt" style:font-weight-asian="bold" style:font-size-complex="22pt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002060" loext:opacity="100%" style:font-name="Times New Roman" fo:font-size="22pt" style:text-underline-style="solid" style:text-underline-width="auto" style:text-underline-color="font-color" fo:font-weight="bold" officeooo:rsid="001af8e9" officeooo:paragraph-rsid="001f7655" style:font-size-asian="22pt" style:font-weight-asian="bold" style:font-size-complex="22pt" style:font-weight-complex="bold"/>
    </style:style>
    <style:style style:name="P17" style:family="paragraph" style:parent-style-name="Standard">
      <style:text-properties fo:color="#00206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1f497d" loext:opacity="100%" style:font-name="Times New Roman" fo:font-size="11pt" fo:language="en" fo:country="IN" fo:font-weight="bold" style:letter-kerning="false" style:font-size-asian="11pt" style:language-asian="en" style:country-asian="IN" style:font-weight-asian="bold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1f497d" loext:opacity="100%" style:font-name="Times New Roman" fo:font-size="11pt" fo:language="en" fo:country="IN" fo:font-weight="bold" style:letter-kerning="false" style:font-size-asian="11pt" style:language-asian="en" style:country-asian="IN" style:font-weight-asian="bold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2060" loext:opacity="100%" style:font-name="Times New Roman" fo:font-size="22pt" fo:language="en" fo:country="IN" style:text-underline-style="solid" style:text-underline-width="auto" style:text-underline-color="font-color" fo:font-weight="bold" officeooo:paragraph-rsid="001f7655" style:letter-kerning="false" style:font-name-asian="Times New Roman1" style:font-size-asian="22pt" style:language-asian="en" style:country-asian="IN" style:font-weight-asian="bold" style:font-name-complex="Times New Roman1" style:font-size-complex="22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2060" loext:opacity="100%" style:font-name="Times New Roman" fo:font-size="22pt" fo:language="en" fo:country="IN" fo:font-weight="bold" style:letter-kerning="false" style:font-size-asian="22pt" style:language-asian="en" style:country-asian="IN" style:font-weight-asian="bold" style:font-name-complex="Times New Roman1" style:font-size-complex="22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IN" fo:font-weight="bold" style:letter-kerning="false" style:font-size-asian="11pt" style:language-asian="en" style:country-asian="IN" style:font-weight-asian="bold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92d050" loext:opacity="100%" style:font-name="Times New Roman" fo:font-size="11pt" fo:language="en" fo:country="IN" style:letter-kerning="false" style:font-size-asian="11pt" style:language-asian="en" style:country-asian="IN" style:font-name-complex="Times New Roman1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6783in"/>
        </style:tab-stops>
      </style:paragraph-properties>
      <style:text-properties style:font-name="Calibri" fo:font-size="11pt" fo:language="en" fo:country="IN" style:letter-kerning="false" style:font-size-asian="11pt" style:language-asian="en" style:country-asian="IN" style:font-size-complex="11pt" style:language-complex="ar" style:country-complex="SA"/>
    </style:style>
    <style:style style:name="P25" style:family="paragraph" style:parent-style-name="Standard">
      <style:paragraph-properties fo:margin-top="0.1665in" fo:margin-bottom="0.139in" style:contextual-spacing="false"/>
      <style:text-properties fo:color="#00206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.1665in" fo:margin-bottom="0.139in" style:contextual-spacing="false"/>
      <style:text-properties fo:color="#002060" loext:opacity="100%" style:font-name="Times New Roman" fo:font-size="12pt" fo:font-weight="bold" fo:background-color="#ffffff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.1665in" fo:margin-bottom="0.139in" style:contextual-spacing="false"/>
      <style:text-properties fo:color="#00206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top="0.1665in" fo:margin-bottom="0.139in" style:contextual-spacing="false"/>
      <style:text-properties fo:color="#002060" loext:opacity="100%" style:font-name="Times New Roman" fo:font-size="14pt" style:text-underline-style="solid" style:text-underline-width="auto" style:text-underline-color="font-color" fo:font-weight="bold" fo:background-color="#c0c0c0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2pt" fo:language="en" fo:country="IN" style:letter-kerning="false" style:font-size-asian="12pt" style:language-asian="en" style:country-asian="IN" style:font-name-complex="Times New Roman1" style:font-size-complex="12pt" style:language-complex="ar" style:country-complex="SA"/>
    </style:style>
    <style:style style:name="P30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2pt" fo:language="en" fo:country="IN" fo:font-weight="bold" officeooo:rsid="0020b18c" officeooo:paragraph-rsid="0020b18c" style:letter-kerning="false" fo:background-color="#ffffff" style:font-size-asian="12pt" style:language-asian="en" style:country-asian="IN" style:font-weight-asian="bold" style:font-name-complex="Times New Roman1" style:font-size-complex="12pt" style:language-complex="ar" style:country-complex="SA" style:font-weight-complex="bold"/>
    </style:style>
    <style:style style:name="P31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2pt" fo:language="en" fo:country="IN" style:text-underline-style="solid" style:text-underline-width="auto" style:text-underline-color="font-color" fo:font-weight="bold" officeooo:paragraph-rsid="00240228" style:letter-kerning="false" style:font-size-asian="12pt" style:language-asian="en" style:country-asian="IN" style:font-weight-asian="bold" style:font-name-complex="Times New Roman1" style:font-size-complex="12pt" style:language-complex="ar" style:country-complex="SA"/>
    </style:style>
    <style:style style:name="P32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1pt" fo:language="en" fo:country="IN" style:letter-kerning="false" style:font-size-asian="11pt" style:language-asian="en" style:country-asian="IN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1pt" fo:language="en" fo:country="IN" style:text-underline-style="solid" style:text-underline-width="auto" style:text-underline-color="font-color" fo:font-weight="bold" style:letter-kerning="false" style:font-size-asian="11pt" style:language-asian="en" style:country-asian="IN" style:font-weight-asian="bold" style:font-name-complex="Times New Roman1" style:font-size-complex="11pt" style:language-complex="ar" style:country-complex="SA"/>
    </style:style>
    <style:style style:name="P34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4pt" fo:language="en" fo:country="IN" style:text-underline-style="solid" style:text-underline-width="auto" style:text-underline-color="font-color" fo:font-weight="bold" style:letter-kerning="false" fo:background-color="#ffff00" style:font-size-asian="14pt" style:language-asian="en" style:country-asian="IN" style:font-weight-asian="bold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4pt" fo:language="en" fo:country="IN" style:text-underline-style="solid" style:text-underline-width="auto" style:text-underline-color="font-color" fo:font-weight="bold" officeooo:rsid="0020b18c" officeooo:paragraph-rsid="0020b18c" style:letter-kerning="false" style:font-name-asian="Times New Roman1" style:font-size-asian="14pt" style:language-asian="en" style:country-asian="IN" style:font-weight-asian="bold" style:font-name-complex="Times New Roman1" style:font-size-complex="14pt" style:language-complex="ar" style:country-complex="SA" style:font-weight-complex="bold"/>
    </style:style>
    <style:style style:name="P36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37" style:family="paragraph" style:parent-style-name="Standard">
      <loext:graphic-properties draw:fill="solid" draw:fill-color="#ffffff"/>
      <style:paragraph-properties fo:margin-top="0.1665in" fo:margin-bottom="0.0866in" style:contextual-spacing="false" fo:line-height="100%" fo:text-align="start" style:justify-single-word="false" fo:orphans="2" fo:widows="2" fo:background-color="#ffffff"/>
      <style:text-properties fo:color="#002060" loext:opacity="100%" style:font-name="Times New Roman" fo:font-size="14pt" fo:language="en" fo:country="IN" style:text-underline-style="solid" style:text-underline-width="auto" style:text-underline-color="font-color" fo:font-weight="bold" style:letter-kerning="false" style:font-size-asian="14pt" style:language-asian="en" style:country-asian="IN" style:font-weight-asian="bold" style:font-name-complex="Times New Roman1" style:font-size-complex="14pt" style:language-complex="ar" style:country-complex="SA"/>
    </style:style>
    <style:style style:name="P38" style:family="paragraph" style:parent-style-name="Normal_20__28_Web_29_">
      <style:paragraph-properties fo:margin-left="0.0165in" fo:margin-right="-0.2291in" fo:margin-top="0.802in" fo:margin-bottom="0in" style:contextual-spacing="false" fo:text-indent="0.0028in" style:auto-text-indent="false">
        <style:tab-stops>
          <style:tab-stop style:position="6.5957in"/>
        </style:tab-stops>
      </style:paragraph-properties>
      <style:text-properties fo:color="#002060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9" style:family="paragraph" style:parent-style-name="Normal_20__28_Web_29_">
      <style:paragraph-properties fo:margin-left="0.4945in" fo:margin-right="0.378in" fo:margin-top="0.3252in" fo:margin-bottom="0in" style:contextual-spacing="false" fo:text-indent="0in" style:auto-text-indent="false"/>
      <style:text-properties fo:color="#002060" loext:opacity="100%" fo:font-weight="bold" style:font-weight-asian="bold"/>
    </style:style>
    <style:style style:name="P40" style:family="paragraph" style:parent-style-name="Normal_20__28_Web_29_">
      <style:paragraph-properties fo:margin-left="0.4945in" fo:margin-right="0.378in" fo:margin-top="0.3252in" fo:margin-bottom="0in" style:contextual-spacing="false" fo:text-indent="0in" style:auto-text-indent="false"/>
      <style:text-properties fo:color="#002060" loext:opacity="100%" fo:font-weight="bold" officeooo:rsid="002030ab" officeooo:paragraph-rsid="002030ab" style:font-weight-asian="bold"/>
    </style:style>
    <style:style style:name="P41" style:family="paragraph" style:parent-style-name="Normal_20__28_Web_29_">
      <style:paragraph-properties fo:margin-left="0.4945in" fo:margin-right="0.378in" fo:margin-top="0.3252in" fo:margin-bottom="0in" style:contextual-spacing="false" fo:text-indent="0in" style:auto-text-indent="false"/>
      <style:text-properties fo:color="#002060" loext:opacity="100%" fo:font-weight="bold" officeooo:paragraph-rsid="002946ab" style:font-weight-asian="bold"/>
    </style:style>
    <style:style style:name="P42" style:family="paragraph" style:parent-style-name="List_20_Paragraph" style:list-style-name="WWNum3">
      <style:paragraph-properties fo:margin-top="0.1665in" fo:margin-bottom="0in" style:contextual-spacing="true" fo:line-height="100%" fo:text-align="start" style:justify-single-word="false" fo:orphans="2" fo:widows="2"/>
      <style:text-properties fo:color="#002060" loext:opacity="100%" style:font-name="Times New Roman" fo:font-size="12pt" fo:language="en" fo:country="IN" fo:font-weight="bold" style:letter-kerning="false" style:font-size-asian="12pt" style:language-asian="en" style:country-asian="IN" style:font-weight-asian="bold" style:font-name-complex="Times New Roman1" style:font-size-complex="12pt" style:language-complex="ar" style:country-complex="SA"/>
    </style:style>
    <style:style style:name="P43" style:family="paragraph" style:parent-style-name="List_20_Paragraph" style:list-style-name="WWNum3">
      <style:paragraph-properties fo:margin-top="0.1665in" fo:margin-bottom="0in" style:contextual-spacing="true" fo:line-height="100%" fo:text-align="start" style:justify-single-word="false" fo:orphans="2" fo:widows="2"/>
      <style:text-properties fo:font-size="12pt" fo:language="en" fo:country="IN" style:letter-kerning="false" style:font-size-asian="12pt" style:language-asian="en" style:country-asian="IN" style:font-size-complex="12pt" style:language-complex="ar" style:country-complex="SA"/>
    </style:style>
    <style:style style:name="P44" style:family="paragraph" style:parent-style-name="List_20_Paragraph" style:list-style-name="WWNum3">
      <style:paragraph-properties fo:margin-top="0.1665in" fo:margin-bottom="0in" style:contextual-spacing="true" fo:line-height="100%" fo:text-align="start" style:justify-single-word="false" fo:orphans="2" fo:widows="2"/>
      <style:text-properties fo:font-size="12pt" fo:language="en" fo:country="IN" officeooo:rsid="001f7655" officeooo:paragraph-rsid="001f7655" style:letter-kerning="false" style:font-size-asian="12pt" style:language-asian="en" style:country-asian="IN" style:font-size-complex="12pt" style:language-complex="ar" style:country-complex="SA"/>
    </style:style>
    <style:style style:name="P45" style:family="paragraph" style:parent-style-name="Normal_20__28_Web_29_" style:list-style-name="WWNum15">
      <style:paragraph-properties fo:margin-left="0.4945in" fo:margin-right="0.378in" fo:margin-top="0.3252in" fo:margin-bottom="0in" style:contextual-spacing="false" fo:text-indent="-0.25in" style:auto-text-indent="false"/>
    </style:style>
    <style:style style:name="P46" style:family="paragraph" style:parent-style-name="Normal_20__28_Web_29_" style:list-style-name="WWNum15">
      <style:paragraph-properties fo:margin-left="0.4945in" fo:margin-right="0.378in" fo:margin-top="0.3252in" fo:margin-bottom="0in" style:contextual-spacing="false" fo:text-indent="-0.25in" style:auto-text-indent="false"/>
      <style:text-properties fo:color="#002060" loext:opacity="100%" fo:font-weight="bold" style:font-weight-asian="bold"/>
    </style:style>
    <style:style style:name="P47" style:family="paragraph" style:parent-style-name="Normal_20__28_Web_29_" style:list-style-name="WWNum15">
      <style:paragraph-properties fo:margin-left="0.4945in" fo:margin-right="0.378in" fo:margin-top="0.3252in" fo:margin-bottom="0in" style:contextual-spacing="false" fo:text-indent="-0.25in" style:auto-text-indent="false"/>
      <style:text-properties fo:color="#002060" loext:opacity="100%" fo:font-weight="bold" officeooo:rsid="002946ab" officeooo:paragraph-rsid="002946ab" style:font-weight-asian="bold"/>
    </style:style>
    <style:style style:name="P48" style:family="paragraph" style:parent-style-name="Normal_20__28_Web_29_" style:list-style-name="WWNum15">
      <style:paragraph-properties fo:margin-left="0.4945in" fo:margin-right="0.378in" fo:margin-top="0.3252in" fo:margin-bottom="0in" style:contextual-spacing="false" fo:text-indent="0in" style:auto-text-indent="false"/>
      <style:text-properties fo:color="#002060" loext:opacity="100%" fo:font-weight="bold" officeooo:paragraph-rsid="002946ab" style:font-weight-asian="bold"/>
    </style:style>
    <style:style style:name="P49" style:family="paragraph" style:parent-style-name="Normal_20__28_Web_29_" style:list-style-name="WWNum6">
      <style:paragraph-properties fo:margin-left="0.0016in" fo:margin-right="-0.0319in" fo:margin-top="0.0882in" fo:margin-bottom="0in" style:contextual-spacing="false" fo:text-align="start" style:justify-single-word="false" fo:orphans="2" fo:widows="2" fo:text-indent="-0.0091in" style:auto-text-indent="false"/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50" style:family="paragraph" style:parent-style-name="Normal_20__28_Web_29_" style:list-style-name="WWNum6">
      <style:paragraph-properties fo:margin-left="0in" fo:margin-right="0in" fo:margin-top="0.1929in" fo:margin-bottom="0in" style:contextual-spacing="false" fo:text-align="start" style:justify-single-word="false" fo:orphans="2" fo:widows="2" fo:text-indent="0in" style:auto-text-indent="false"/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51" style:family="paragraph" style:parent-style-name="Normal_20__28_Web_29_" style:list-style-name="WWNum6">
      <style:paragraph-properties fo:margin-left="0.25in" fo:margin-right="1.0508in" fo:margin-top="0.3055in" fo:margin-bottom="0in" style:contextual-spacing="false" fo:text-align="start" style:justify-single-word="false" fo:orphans="2" fo:widows="2" fo:text-indent="-0.25in" style:auto-text-indent="false">
        <style:tab-stops>
          <style:tab-stop style:position="5.4146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52" style:family="paragraph" style:parent-style-name="Normal_20__28_Web_29_" style:list-style-name="WWNum6">
      <style:paragraph-properties fo:margin-left="0.25in" fo:margin-right="1.4008in" fo:margin-top="0.3055in" fo:margin-bottom="0in" style:contextual-spacing="false" fo:text-align="start" style:justify-single-word="false" fo:orphans="2" fo:widows="2" fo:text-indent="-0.25in" style:auto-text-indent="false">
        <style:tab-stops>
          <style:tab-stop style:position="5.4146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53" style:family="paragraph" style:parent-style-name="Normal_20__28_Web_29_" style:list-style-name="WWNum6">
      <style:paragraph-properties fo:margin-left="0.25in" fo:margin-right="0.4598in" fo:margin-top="0.3055in" fo:margin-bottom="0in" style:contextual-spacing="false" fo:text-align="start" style:justify-single-word="false" fo:orphans="2" fo:widows="2" fo:text-indent="-0.25in" style:auto-text-indent="false">
        <style:tab-stops>
          <style:tab-stop style:position="5.8083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 style:font-weight-complex="bold"/>
    </style:style>
    <style:style style:name="P54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none" fo:font-weight="normal" officeooo:rsid="0024f4ca" officeooo:paragraph-rsid="0024f4ca" style:letter-kerning="false" style:font-size-asian="14pt" style:language-asian="en" style:country-asian="IN" style:font-weight-asian="normal" style:font-size-complex="14pt" style:language-complex="ar" style:country-complex="SA" style:font-weight-complex="normal"/>
    </style:style>
    <style:style style:name="P55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none" fo:font-weight="normal" officeooo:rsid="0025d092" officeooo:paragraph-rsid="0025d092" style:letter-kerning="false" style:font-size-asian="14pt" style:language-asian="en" style:country-asian="IN" style:font-weight-asian="normal" style:font-size-complex="14pt" style:language-complex="ar" style:country-complex="SA" style:font-weight-complex="normal"/>
    </style:style>
    <style:style style:name="P56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solid" style:text-underline-width="auto" style:text-underline-color="font-color" fo:font-weight="bold" officeooo:rsid="0025d092" officeooo:paragraph-rsid="0025d092" style:letter-kerning="false" style:font-size-asian="14pt" style:language-asian="en" style:country-asian="IN" style:font-weight-asian="bold" style:font-size-complex="14pt" style:language-complex="ar" style:country-complex="SA"/>
    </style:style>
    <style:style style:name="P57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solid" style:text-underline-width="auto" style:text-underline-color="font-color" fo:font-weight="bold" officeooo:rsid="00240228" officeooo:paragraph-rsid="00240228" style:letter-kerning="false" style:font-size-asian="14pt" style:language-asian="en" style:country-asian="IN" style:font-weight-asian="bold" style:font-size-complex="14pt" style:language-complex="ar" style:country-complex="SA"/>
    </style:style>
    <style:style style:name="P58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solid" style:text-underline-width="auto" style:text-underline-color="font-color" fo:font-weight="bold" officeooo:rsid="0024f4ca" officeooo:paragraph-rsid="0024f4ca" style:letter-kerning="false" style:font-size-asian="14pt" style:language-asian="en" style:country-asian="IN" style:font-weight-asian="bold" style:font-size-complex="14pt" style:language-complex="ar" style:country-complex="SA"/>
    </style:style>
    <style:style style:name="P59" style:family="paragraph" style:parent-style-name="Standard" style:list-style-name="List_20_1">
      <style:paragraph-properties fo:margin-top="0.1665in" fo:margin-bottom="0in" style:contextual-spacing="false" fo:line-height="100%" fo:text-align="start" style:justify-single-word="false" fo:orphans="2" fo:widows="2">
        <style:tab-stops>
          <style:tab-stop style:position="0.3736in"/>
        </style:tab-stops>
      </style:paragraph-properties>
      <style:text-properties fo:color="#002060" loext:opacity="100%" style:font-name="Times New Roman" fo:font-size="12pt" fo:language="en" fo:country="IN" fo:font-weight="bold" officeooo:rsid="0020b18c" officeooo:paragraph-rsid="002205fd" style:letter-kerning="false" fo:background-color="#ffffff" style:font-size-asian="12pt" style:language-asian="en" style:country-asian="IN" style:font-weight-asian="bold" style:font-name-complex="Times New Roman1" style:font-size-complex="12pt" style:language-complex="ar" style:country-complex="SA" style:font-weight-complex="bold"/>
    </style:style>
    <style:style style:name="P60" style:family="paragraph" style:parent-style-name="Standard" style:list-style-name="List_20_1">
      <style:paragraph-properties fo:margin-top="0.1665in" fo:margin-bottom="0in" style:contextual-spacing="false" fo:line-height="100%" fo:text-align="start" style:justify-single-word="false" fo:orphans="2" fo:widows="2">
        <style:tab-stops>
          <style:tab-stop style:position="0.3736in"/>
        </style:tab-stops>
      </style:paragraph-properties>
      <style:text-properties fo:color="#002060" loext:opacity="100%" style:font-name="Times New Roman" fo:font-size="12pt" fo:language="en" fo:country="IN" fo:font-weight="bold" officeooo:rsid="0020b18c" officeooo:paragraph-rsid="0020b18c" style:letter-kerning="false" fo:background-color="#ffffff" style:font-size-asian="12pt" style:language-asian="en" style:country-asian="IN" style:font-weight-asian="bold" style:font-name-complex="Times New Roman1" style:font-size-complex="12pt" style:language-complex="ar" style:country-complex="SA" style:font-weight-complex="bold"/>
    </style:style>
    <style:style style:name="P61" style:family="paragraph" style:parent-style-name="Standard" style:list-style-name="L1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2pt" fo:language="en" fo:country="IN" fo:font-weight="bold" officeooo:rsid="002205fd" officeooo:paragraph-rsid="002205fd" style:letter-kerning="false" style:font-name-asian="Times New Roman1" style:font-size-asian="12pt" style:language-asian="en" style:country-asian="IN" style:font-weight-asian="bold" style:font-name-complex="Times New Roman1" style:font-size-complex="12pt" style:language-complex="ar" style:country-complex="SA" style:font-weight-complex="bold"/>
    </style:style>
    <style:style style:name="T1" style:family="text">
      <style:text-properties fo:color="#002060" loext:opacity="100%"/>
    </style:style>
    <style:style style:name="T2" style:family="text">
      <style:text-properties fo:color="#002060" loext:opacity="100%" style:font-name="Times New Roman" fo:font-weight="bold" style:font-weight-asian="bold" style:font-name-complex="Times New Roman1"/>
    </style:style>
    <style:style style:name="T3" style:family="text">
      <style:text-properties fo:color="#002060" loext:opacity="100%" style:font-name="Times New Roman" fo:font-weight="bold" officeooo:rsid="001f7655" style:font-weight-asian="bold" style:font-name-complex="Times New Roman1"/>
    </style:style>
    <style:style style:name="T4" style:family="text">
      <style:text-properties fo:color="#002060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2060" loext:opacity="100%" style:text-underline-style="solid" style:text-underline-width="auto" style:text-underline-color="font-color" style:font-weight-complex="bold"/>
    </style:style>
    <style:style style:name="T6" style:family="text">
      <style:text-properties fo:color="#002060" loext:opacity="100%" style:text-underline-style="solid" style:text-underline-width="auto" style:text-underline-color="font-color" officeooo:rsid="001ae197" style:font-weight-complex="bold"/>
    </style:style>
    <style:style style:name="T7" style:family="text">
      <style:text-properties fo:color="#002060" loext:opacity="100%" fo:font-weight="bold" style:font-weight-asian="bold"/>
    </style:style>
    <style:style style:name="T8" style:family="text">
      <style:text-properties fo:color="#002060" loext:opacity="100%" fo:font-weight="bold" officeooo:rsid="002205fd" style:font-weight-asian="bold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officeooo:rsid="002205fd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30693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946ab" style:font-name-asian="Times New Roman1" style:font-size-asian="12pt" style:font-name-complex="Times New Roman1" style:font-size-complex="12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weight-complex="bold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officeooo:rsid="001f7655"/>
    </style:style>
    <style:style style:name="T20" style:family="text">
      <style:text-properties officeooo:rsid="001af8e9"/>
    </style:style>
    <style:style style:name="T21" style:family="text">
      <style:text-properties officeooo:rsid="002205fd"/>
    </style:style>
    <style:style style:name="T22" style:family="text">
      <style:text-properties officeooo:rsid="00240228"/>
    </style:style>
    <style:style style:name="T23" style:family="text">
      <style:text-properties officeooo:rsid="0025d092"/>
    </style:style>
    <style:style style:name="T24" style:family="text">
      <style:text-properties officeooo:rsid="002946ab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/>
            <text:p text:style-name="P18"/>
            <text:p text:style-name="P15"><text:span text:style-name="T5">Phase-</text:span><text:span text:style-name="T6">4</text:span></text:p>
            <text:p text:style-name="P16">Develop a <text:s/>Web Application using </text:p>
            <text:p text:style-name="P16">frontend stack</text:p>
            <text:p text:style-name="P20"><text:span text:style-name="T19">Project :-</text:span><text:span text:style-name="T20">Kitchen Story</text:span></text:p>
            <text:p text:style-name="P19"/>
            <text:p text:style-name="P21">(Specifications and Scrum Details)</text:p>
            <text:p text:style-name="P22"/>
            <text:p text:style-name="P23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><text:soft-page-break/>The sections in this document are:-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">1.Project details and Developer details</text:p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29">2.<text:span text:style-name="T19">Sprint Planning and Task Completion</text:span></text:p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29">3. Demonstrating the Project Capabilities, appearance, and user Interactions</text:p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29">4.<text:span text:style-name="T14"> </text:span>Link to the Git Hub repository</text:p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29">5. Core concepts used in the <text:s/>Project</text:p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29">6.Generic features of the product</text:p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29">7.<text:span text:style-name="T14"> </text:span>Conclusions</text:p>
            <text:p text:style-name="P33"/>
          </table:table-cell>
        </table:table-row>
      </table:table>
      <text:p text:style-name="P25">The code for this project is hosted at 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6"><text:span text:style-name="T9">Git-Hub link:-</text:span><text:span text:style-name="T18"> </text:span><text:span text:style-name="T9">https://github.com/swathikanduri7/Kitchen-Store-Angualar</text:span></text:p>
          </table:table-cell>
        </table:table-row>
      </table:table>
      <text:p text:style-name="P28">The project is developed by Swathi Kanduri</text:p>
      <text:p text:style-name="P25"/>
      <text:p text:style-name="P25"/>
      <text:p text:style-name="P25"/>
      <text:p text:style-name="P25"/>
      <text:p text:style-name="P25"/>
      <text:p text:style-name="P27"><text:soft-page-break/>1.Project Details:-</text:p>
      <table:table table:name="Table4" table:style-name="Table4" table:template-name="Blue">
        <table:table-column table:style-name="Table4.A"/>
        <table:table-row table:style-name="Table4.1">
          <table:table-cell table:style-name="Table4.A1" office:value-type="string">
            <text:p text:style-name="P30">Kitchen story is an e-commerce portal that let’s people shop basic food items on this website. The website is having the following features</text:p>
            <text:list xml:id="list290346798" text:style-name="List_20_1">
              <text:list-item>
                <text:p text:style-name="P59">A search form in the home page to allow entry of the food items to be purchased by the <text:s text:c="2"/></text:p>
                <text:p text:style-name="P59"><text:s text:c="5"/>customer.</text:p>
              </text:list-item>
              <text:list-item>
                <text:p text:style-name="P60">Based on the item details entered, it will show the available food items with price</text:p>
              </text:list-item>
              <text:list-item>
                <text:p text:style-name="P59">once a person selects an item to purchase they will be redirected to the list of available <text:s text:c="2"/></text:p>
                <text:p text:style-name="P59"><text:s text:c="6"/>items. </text:p>
              </text:list-item>
              <text:list-item>
                <text:p text:style-name="P60">Next page shows the complete breakout of <text:s/>the order details and payment details</text:p>
              </text:list-item>
              <text:list-item>
                <text:p text:style-name="P60">Payment to be made in the payment gateway.</text:p>
              </text:list-item>
              <text:list-item>
                <text:p text:style-name="P60">When payment is done, it shows a confirmation page with details of the order</text:p>
              </text:list-item>
            </text:list>
            <text:p text:style-name="P35">To work the above features, there will be an admin in Back End with the following features:-</text:p>
            <text:list xml:id="list3198843123" text:style-name="L1">
              <text:list-item>
                <text:p text:style-name="P61">Admin login page where admin can change password after login if he wants to </text:p>
              </text:list-item>
              <text:list-item>
                <text:p text:style-name="P61">a master list of food items available for purchased.</text:p>
              </text:list-item>
              <text:list-item>
                <text:p text:style-name="P61">A functionality to add or remove food items</text:p>
              </text:list-item>
            </text:list>
            <text:p text:style-name="P37">Developer Details:-</text:p>
            <text:p text:style-name="P34">This project is developed by Swathi Kanduri</text:p>
            <text:p text:style-name="P1"/>
          </table:table-cell>
        </table:table-row>
      </table:table>
      <text:p text:style-name="P25"/>
      <text:p text:style-name="P27"/>
      <text:p text:style-name="P27"/>
      <text:p text:style-name="P27"/>
      <text:p text:style-name="P27"/>
      <text:p text:style-name="P27"><text:soft-page-break/>2.Sprint Planning and Task Completion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><text:s/>The project is planned to be completed in 2 sprints.</text:p>
            <text:p text:style-name="P33"/>
          </table:table-cell>
        </table:table-row>
      </table:table>
      <text:p text:style-name="P38">3.Demonstrating the project capablilites, appearance and user interactions:-</text:p>
      <text:p text:style-name="P3">To demonstrate the project capabilities, below are the sub-sections configured to highlight appearance and user interactions for the project:</text:p>
      <text:list xml:id="list2950845520" text:style-name="WWNum15">
        <text:list-item>
          <text:p text:style-name="P45"><text:span text:style-name="T4">Admin capabilities</text:span><text:span text:style-name="T1">:-</text:span></text:p>
        </text:list-item>
      </text:list>
      <text:p text:style-name="P4"><text:tab/><text:tab/>1)Admin Login</text:p>
      <text:p text:style-name="P4"><text:tab/><text:tab/>2)Admin <text:span text:style-name="T21">can change</text:span> Password</text:p>
      <text:p text:style-name="P4"><text:tab/><text:tab/><text:span text:style-name="T21">3)A master list of food items</text:span><text:span text:style-name="T24">(view food items)</text:span></text:p>
      <text:p text:style-name="P2"><text:span text:style-name="T7"><text:tab/><text:tab/>3)Add </text:span><text:span text:style-name="T8">food items</text:span></text:p>
      <text:p text:style-name="P4"><text:tab/><text:tab/>4)<text:span text:style-name="T21">Remove food items</text:span></text:p>
      <text:p text:style-name="P5"><text:tab/><text:span text:style-name="T24">5)View orders</text:span></text:p>
      <text:p text:style-name="P5"><text:tab/><text:span text:style-name="T24">6)View users list</text:span></text:p>
      <text:p text:style-name="P5"/>
      <text:p text:style-name="P5"/>
      <text:p text:style-name="P5"/>
      <text:p text:style-name="P5"/>
      <text:p text:style-name="P5"/>
      <text:list xml:id="list123307013368286" text:continue-numbering="true" text:style-name="WWNum15">
        <text:list-item>
          <text:p text:style-name="P46"><text:soft-page-break/><text:span text:style-name="T13">User Capabilities:</text:span>-</text:p>
          <text:p text:style-name="P47">1)Login </text:p>
          <text:p text:style-name="P47">2)View items(<text:span text:style-name="T10">Food items with price</text:span>)</text:p>
          <text:p text:style-name="P48"><text:span text:style-name="T10">3</text:span><text:span text:style-name="T12">)</text:span><text:span text:style-name="T10">Search </text:span><text:span text:style-name="T12">Item</text:span></text:p>
        </text:list-item>
      </text:list>
      <text:p text:style-name="P41"><text:span text:style-name="T24">4</text:span>)<text:span text:style-name="T11">Selects an item to purchase</text:span></text:p>
      <text:p text:style-name="P39">5)Buy Products</text:p>
      <text:p text:style-name="P39">6)Fill Shipping Information</text:p>
      <text:p text:style-name="P39">7)Order products</text:p>
      <text:p text:style-name="P39">8)Browse Cart</text:p>
      <text:p text:style-name="P39">9)Browse order history</text:p>
      <text:p text:style-name="P40">10)payment using gateway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7"><text:soft-page-break/>4.Link to the Git Hub Repository:-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1">Git-Hub Link:- <text:span text:style-name="T18"><text:s/>https://github.com/swathikanduri7/Kitchen-Store-Angualar</text:span></text:p>
            <text:p text:style-name="P33"/>
            <text:p text:style-name="P6">Pushing the code to Git Hub Repository</text:p>
            <text:list xml:id="list216972626" text:style-name="WWNum6">
              <text:list-item>
                <text:p text:style-name="P49">Open your command prompt and navigate to the folder where you have <text:s text:c="2"/></text:p>
              </text:list-item>
            </text:list>
            <text:p text:style-name="P7"><text:s text:c="12"/>created your files. </text:p>
            <text:p text:style-name="P8">cd &lt;folder path&gt; </text:p>
            <text:list xml:id="list123307387210557" text:continue-numbering="true" text:style-name="WWNum6">
              <text:list-item>
                <text:p text:style-name="P50">Initialize repository using the following command</text:p>
              </text:list-item>
            </text:list>
            <text:p text:style-name="P9">git init</text:p>
            <text:list xml:id="list123307820979647" text:continue-numbering="true" text:style-name="WWNum6">
              <text:list-item>
                <text:p text:style-name="P51"><text:s/>Add all the files to your git repository using the following <text:s/>command</text:p>
              </text:list-item>
            </text:list>
            <text:p text:style-name="P10"><text:s text:c="5"/>git add . </text:p>
            <text:list xml:id="list123307992938089" text:continue-numbering="true" text:style-name="WWNum6">
              <text:list-item>
                <text:p text:style-name="P52">Commit the changes using the following command</text:p>
              </text:list-item>
            </text:list>
            <text:p text:style-name="P11"><text:s text:c="5"/><text:span text:style-name="T15">git commit . –m&lt;commit message&gt;</text:span></text:p>
            <text:list xml:id="list123307019586701" text:continue-numbering="true" text:style-name="WWNum6">
              <text:list-item>
                <text:p text:style-name="P53">Push the files to the folder you initially created using the following command </text:p>
              </text:list-item>
            </text:list>
            <text:p text:style-name="P12"><text:span text:style-name="T17"><text:s text:c="5"/></text:span><text:span text:style-name="T16">git push -u origin master </text:span></text:p>
          </table:table-cell>
        </table:table-row>
      </table:table>
      <text:p text:style-name="P27">5.Core concepts used in the project are:-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4012289367" text:style-name="WWNum3">
              <text:list-item>
                <text:p text:style-name="P42">IDE: <text:span text:style-name="T19">Visual Studio <text:s/></text:span></text:p>
              </text:list-item>
              <text:list-item>
                <text:p text:style-name="P43"><text:span text:style-name="T3">Front End</text:span><text:span text:style-name="T2">:-HTML,CSS,</text:span><text:span text:style-name="T3">Java Script, Angular, Node.js</text:span></text:p>
              </text:list-item>
              <text:list-item>
                <text:p text:style-name="P44"><text:span text:style-name="T3">B</text:span><text:span text:style-name="T2">ack End:-Mongodb,Node.js</text:span></text:p>
              </text:list-item>
              <text:list-item>
                <text:p text:style-name="P42">SVN Tools:-Git-Hub </text:p>
              </text:list-item>
              <text:list-item>
                <text:p text:style-name="P42">Scrum:-An efficient agile framework to deliver the product.</text:p>
              </text:list-item>
              <text:list-item>
                <text:p text:style-name="P42">Specification document:-Ms-word is used for specifications for open-source documentation.</text:p>
              </text:list-item>
            </text:list>
            <text:p text:style-name="P24"><text:tab/></text:p>
          </table:table-cell>
        </table:table-row>
      </table:table>
      <text:p text:style-name="P27"/>
      <text:p text:style-name="P27"/>
      <text:p text:style-name="P27"><text:soft-page-break/>6.Generic Features of the product:-</text:p>
      <text:p text:style-name="P25">1)User-Friendly</text:p>
      <text:p text:style-name="P26"><text:span text:style-name="T22">2</text:span>)Related Items</text:p>
      <text:p text:style-name="P26"><text:span text:style-name="T22">3</text:span>)Security-Features</text:p>
      <text:p text:style-name="P26"><text:span text:style-name="T22">4</text:span>)Detailed Shipping information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7.Conclusions:-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23308891321211" text:continue-list="list123307019586701" text:style-name="WWNum6">
              <text:list-header>
                <text:p text:style-name="P54">Online ordering system or contactless table ordering is one of the best ways to <text:span text:style-name="T23">customers for ordering, searching for items and payment.</text:span></text:p>
                <text:p text:style-name="P55">With this system, customers simply access an online menu.</text:p>
                <text:p text:style-name="P55">Once your customer makes their selection, they submit their order and pay all in one go. This speeds up the whole online ordering process.</text:p>
                <text:p text:style-name="P55"/>
              </text:list-header>
              <text:list-item>
                <text:p text:style-name="P56">Safe and healthier for customers and business</text:p>
              </text:list-item>
              <text:list-item>
                <text:p text:style-name="P56">increase the number of customers you can service</text:p>
              </text:list-item>
              <text:list-item>
                <text:p text:style-name="P56">Less room for errors</text:p>
              </text:list-item>
              <text:list-item>
                <text:p text:style-name="P56">Increase customer loyalty</text:p>
              </text:list-item>
              <text:list-item>
                <text:p text:style-name="P56">Highly customisable</text:p>
              </text:list-item>
              <text:list-item>
                <text:p text:style-name="P56">Reduces cost</text:p>
              </text:list-item>
              <text:list-item>
                <text:p text:style-name="P56">Encourage higher customer spend</text:p>
              </text:list-item>
              <text:list-item>
                <text:p text:style-name="P57">Makes the ordering process easier</text:p>
              </text:list-item>
              <text:list-item>
                <text:p text:style-name="P57">Efficient customer and order management</text:p>
              </text:list-item>
              <text:list-item>
                <text:p text:style-name="P58">convenience for customers</text:p>
              </text:list-item>
              <text:list-item>
                <text:p text:style-name="P58">services are 24/7</text:p>
              </text:list-item>
              <text:list-item>
                <text:p text:style-name="P58">services to doorstep</text:p>
              </text:list-item>
              <text:list-item>
                <text:p text:style-name="P58">streamlined operations</text:p>
              </text:list-item>
              <text:list-item>
                <text:p text:style-name="P58">Easy to customise</text:p>
                <text:p text:style-name="P58"/>
              </text:list-item>
            </text:list>
          </table:table-cell>
        </table:table-row>
      </table:table>
      <text:p text:style-name="P1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Segoe UI" style:font-size-asian="11pt" style:language-asian="en" style:country-asian="I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Segoe UI" style:font-size-asian="11pt" style:language-asian="en" style:country-asian="I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402in"/>
        </style:list-level-properties>
        <style:text-properties style:font-name="Wingdings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240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40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40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740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40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402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240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4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25in" fo:margin-left="0.848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fo:text-indent="-0.25in" fo:margin-left="1.348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fo:text-indent="-0.25in" fo:margin-left="1.848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fo:text-indent="-0.25in" fo:margin-left="2.348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fo:text-indent="-0.25in" fo:margin-left="2.848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fo:text-indent="-0.25in" fo:margin-left="3.348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fo:text-indent="-0.25in" fo:margin-left="3.848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fo:text-indent="-0.25in" fo:margin-left="4.348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fo:text-indent="-0.25in" fo:margin-left="4.848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WWNum13">
      <text:list-level-style-bullet text:level="1" text:style-name="ListLabel_20_23" text:bullet-char="">
        <style:list-level-properties text:list-level-position-and-space-mode="label-alignment">
          <style:list-level-label-alignment text:label-followed-by="listtab" fo:text-indent="-0.25in" fo:margin-left="0.4945in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0.994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94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945in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494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94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94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3.994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9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7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1" text:bullet-char="">
        <style:list-level-properties text:list-level-position-and-space-mode="label-alignment">
          <style:list-level-label-alignment text:label-followed-by="listtab" fo:text-indent="-0.25in" fo:margin-left="0.4945in"/>
        </style:list-level-properties>
        <style:text-properties style:font-name="Wingdings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0.994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94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945in"/>
        </style:list-level-properties>
        <style:text-properties style:font-name="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494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94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945in"/>
        </style:list-level-properties>
        <style:text-properties style:font-name="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3.994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9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Blue.1" style:family="table-cell" style:data-style-name="N10100">
      <style:table-cell-properties fo:background-color="#0099ff" fo:border-top="2.49pt solid #000080" fo:border-bottom="0.06pt solid #00008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/>
    </style:style>
    <style:style style:name="Blue.2" style:family="table-cell" style:data-style-name="N10000">
      <style:table-cell-properties fo:background-color="#ffffff" fo:border-top="0.06pt solid #000080" fo:border-bottom="2.49pt solid #000080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3" style:family="table-cell" style:data-style-name="N101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4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5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6" style:family="table-cell" style:data-style-name="N101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7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8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9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10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11" style:family="table-cell" style:data-style-name="N10100">
      <style:table-cell-properties fo:background-color="#0099ff" fo:border-top="2.49pt solid #000080" fo:border-bottom="0.06pt solid #00008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/>
    </style:style>
    <style:style style:name="Blue.12" style:family="table-cell" style:data-style-name="N10100">
      <style:table-cell-properties fo:background-color="#0099ff" fo:border-top="2.49pt solid #000080" fo:border-bottom="0.06pt solid #00008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/>
    </style:style>
    <style:style style:name="Blue.13" style:family="table-cell" style:data-style-name="N10100">
      <style:table-cell-properties fo:background-color="#ffffff" fo:border-top="0.06pt solid #000080" fo:border-bottom="2.49pt solid #000080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14" style:family="table-cell" style:data-style-name="N10000">
      <style:table-cell-properties fo:background-color="#ffffff" fo:border-top="0.06pt solid #000080" fo:border-bottom="2.49pt solid #000080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15" style:family="table-cell" style:data-style-name="N10100">
      <style:table-cell-properties fo:background-color="#0099ff" fo:border-top="2.49pt solid #000080" fo:border-bottom="0.06pt solid #00008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/>
    </style:style>
    <style:style style:name="Blue.16" style:family="table-cell" style:data-style-name="N10000">
      <style:table-cell-properties fo:background-color="#ffffff" fo:border-top="0.06pt solid #000080" fo:border-bottom="2.49pt solid #000080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table:table-template table:name="Blue" table:first-row-end-column="row" table:first-row-start-column="row" table:last-row-end-column="row" table:last-row-start-column="row">
      <table:first-row table:style-name="Blue.1"/>
      <table:last-row table:style-name="Blue.2"/>
      <table:first-column table:style-name="Blue.3"/>
      <table:last-column table:style-name="Blue.4"/>
      <table:body table:style-name="Blue.9"/>
      <table:even-rows table:style-name="Blue.5"/>
      <table:odd-rows table:style-name="Blue.6"/>
      <table:even-columns table:style-name="Blue.7"/>
      <table:odd-columns table:style-name="Blue.8"/>
      <table:background table:style-name="Blue.10"/>
      <loext:first-row-even-column table:style-name="Blue.15"/>
      <loext:last-row-even-column table:style-name="Blue.16"/>
      <loext:first-row-end-column table:style-name="Blue.12"/>
      <loext:first-row-start-column table:style-name="Blue.11"/>
      <loext:last-row-end-column table:style-name="Blue.14"/>
      <loext:last-row-start-column table:style-name="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-top="4.51pt double #000000" fo:border-bottom="4.51pt double #000000" fo:border-left="4.51pt double #000000" fo:border-right="4.51pt double #000000" style:border-line-width-top="0.0102in 0.0102in 0.0417in" style:border-line-width-bottom="0.0417in 0.0102in 0.0102in" style:border-line-width-left="0.0102in 0.0102in 0.0417in" style:border-line-width-right="0.0417in 0.0102in 0.0102in" fo:padding-top="0.6043in" fo:padding-bottom="0.6043in" fo:padding-left="0.6043in" fo:padding-right="0.29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-top="4.51pt double #000000" fo:border-bottom="4.51pt double #000000" fo:border-left="4.51pt double #000000" fo:border-right="4.51pt double #000000" style:border-line-width-top="0.0102in 0.0102in 0.0417in" style:border-line-width-bottom="0.0417in 0.0102in 0.0102in" style:border-line-width-left="0.0102in 0.0102in 0.0417in" style:border-line-width-right="0.0417in 0.0102in 0.0102in" fo:padding="0.3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eel Ansari</meta:initial-creator>
    <meta:editing-cycles>64</meta:editing-cycles>
    <meta:creation-date>2021-11-20T10:03:00</meta:creation-date>
    <dc:date>2021-12-11T12:33:06.284000000</dc:date>
    <meta:editing-duration>PT14H36M14S</meta:editing-duration>
    <meta:generator>LibreOffice/7.1.1.2$Windows_X86_64 LibreOffice_project/fe0b08f4af1bacafe4c7ecc87ce55bb426164676</meta:generator>
    <meta:document-statistic meta:table-count="8" meta:image-count="0" meta:object-count="0" meta:page-count="8" meta:paragraph-count="102" meta:word-count="639" meta:character-count="4028" meta:non-whitespace-character-count="3454"/>
    <meta:user-defined meta:name="AppVersion">12.0000</meta:user-defined>
    <meta:template xlink:type="simple" xlink:actuate="onRequest" xlink:title="Normal" xlink:href=""/>
  </office:meta>
</office:document-meta>
</file>